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1333" officeooo:paragraph-rsid="000f1333"/>
    </style:style>
    <style:style style:name="P2" style:family="paragraph" style:parent-style-name="Standard">
      <style:paragraph-properties fo:text-align="center" style:justify-single-word="false"/>
      <style:text-properties officeooo:rsid="000f1333" officeooo:paragraph-rsid="000f1333"/>
    </style:style>
    <style:style style:name="P3" style:family="paragraph" style:parent-style-name="Standard">
      <style:paragraph-properties fo:text-align="start" style:justify-single-word="false"/>
      <style:text-properties officeooo:rsid="000f1333" officeooo:paragraph-rsid="000f1333"/>
    </style:style>
    <style:style style:name="P4" style:family="paragraph" style:parent-style-name="Standard">
      <style:text-properties fo:font-weight="bold" officeooo:rsid="000f1333" officeooo:paragraph-rsid="000f1333" style:font-weight-asian="bold" style:font-weight-complex="bold"/>
    </style:style>
    <style:style style:name="P5" style:family="paragraph" style:parent-style-name="Standard">
      <style:text-properties fo:font-weight="normal" officeooo:rsid="000f1333" officeooo:paragraph-rsid="000f1333" style:font-weight-asian="normal" style:font-weight-complex="normal"/>
    </style:style>
    <style:style style:name="P6" style:family="paragraph" style:parent-style-name="Standard">
      <style:text-properties fo:font-weight="normal" officeooo:rsid="000f1333" officeooo:paragraph-rsid="000f1333" fo:background-color="transparen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f1333" officeooo:paragraph-rsid="000f1333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f1333" officeooo:paragraph-rsid="000f1333" fo:background-color="transparent" style:font-size-asian="14pt" style:font-size-complex="16pt"/>
    </style:style>
    <style:style style:name="P9" style:family="paragraph" style:parent-style-name="Standard">
      <style:text-properties style:text-underline-style="none" fo:font-weight="bold" officeooo:rsid="000f1333" officeooo:paragraph-rsid="000f133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f1333" officeooo:paragraph-rsid="000f133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a376" officeooo:paragraph-rsid="0010a37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1333" officeooo:paragraph-rsid="000f133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a376" officeooo:paragraph-rsid="0010a37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1333" officeooo:paragraph-rsid="000f133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1333" officeooo:paragraph-rsid="0016f68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a376" officeooo:paragraph-rsid="0010a37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f68f" officeooo:paragraph-rsid="0016f68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9995" officeooo:paragraph-rsid="0017999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bold" officeooo:rsid="000f1333" officeooo:paragraph-rsid="0016f68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6f68f" officeooo:paragraph-rsid="0016f68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9995" officeooo:paragraph-rsid="00179995" style:font-size-asian="10.5pt" style:font-weight-asian="bold" style:font-size-complex="12pt" style:font-weight-complex="bold"/>
    </style:style>
    <style:style style:name="T1" style:family="text">
      <style:text-properties fo:background-color="#ff0000" loext:char-shading-value="0"/>
    </style:style>
    <style:style style:name="T2" style:family="text">
      <style:text-properties fo:color="#000000" loext:opacity="100%" fo:background-color="#ff0000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77bc65" loext:char-shading-value="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background-color="#bf819e" loext:char-shading-value="0"/>
    </style:style>
    <style:style style:name="T9" style:family="text">
      <style:text-properties officeooo:rsid="0013f9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terne Matéo</text:p>
      <text:p text:style-name="P3">Coulaud Julien</text:p>
      <text:p text:style-name="P3"/>
      <text:p text:style-name="P7">Bases de notre réseau :</text:p>
      <text:p text:style-name="P2"/>
      <text:p text:style-name="P2">Réseau : 172.16.192.0/21 <text:s text:c="7"/>Broadcast : 172.16.207.255 <text:s text:c="7"/>Adressable max : 172.16.207.254</text:p>
      <text:p text:style-name="P1"/>
      <text:p text:style-name="P1">Réseau en binaire : 1010 1100 , 0001 0000 , 1100 0000 , 0000 0000 <text:s text:c="2"/></text:p>
      <text:p text:style-name="P1"/>
      <text:p text:style-name="P9">Définition des sous-réseau :</text:p>
      <text:p text:style-name="P4"/>
      <text:p text:style-name="P4">172.16.192.0/21 :</text:p>
      <text:p text:style-name="P1"/>
      <text:p text:style-name="P1"><text:span text:style-name="T6">1) 172.16.192.0/21</text:span><text:tab/><text:tab/><text:tab/><text:tab/><text:tab/><text:span text:style-name="T5">2)172.16</text:span><text:span text:style-name="T1">.200</text:span><text:span text:style-name="T3">.0/</text:span><text:span text:style-name="T8">21</text:span></text:p>
      <text:p text:style-name="P1"/>
      <text:p text:style-name="P4"/>
      <text:p text:style-name="P4">172.16.192.0/22 :</text:p>
      <text:p text:style-name="P4"/>
      <text:p text:style-name="P5"><text:span text:style-name="T6">1)A) 172.16.192.0</text:span><text:span text:style-name="T4"> <text:s/></text:span><text:span text:style-name="T6">B) 172.16.196.0<text:tab/></text:span><text:tab/><text:tab/><text:span text:style-name="T5">2)A)172.16.200.0</text:span> <text:s/><text:span text:style-name="T1">B)172.1</text:span><text:span text:style-name="T3">6.20</text:span><text:span text:style-name="T8">4.0</text:span></text:p>
      <text:p text:style-name="P5"/>
      <text:p text:style-name="P5"/>
      <text:p text:style-name="P4">172.16.192.0/23</text:p>
      <text:p text:style-name="P4"/>
      <text:p text:style-name="P5"><text:span text:style-name="T6">1)A)a)172.16.192.0</text:span><text:span text:style-name="T4"> <text:s/></text:span><text:span text:style-name="T6">A)b)172.16.194.0</text:span><text:tab/><text:tab/><text:span text:style-name="T5">2)A)a)172.16.200.0</text:span><text:span text:style-name="T4"> <text:s/></text:span><text:span text:style-name="T5">A)b)172.16.202.0</text:span></text:p>
      <text:p text:style-name="P5"/>
      <text:p text:style-name="P5"><text:span text:style-name="T6">1)B)a)172.16.196.0</text:span><text:span text:style-name="T4"> <text:s/></text:span><text:span text:style-name="T6">B)b)172.16.198.0</text:span><text:tab/><text:tab/><text:span text:style-name="T2">2)B)a)172.16.204.0</text:span> <text:s/><text:span text:style-name="T3">B)b)172.</text:span><text:span text:style-name="T8">16.206.0</text:span></text:p>
      <text:p text:style-name="P5"/>
      <text:p text:style-name="P5"/>
      <text:p text:style-name="P5"/>
      <text:p text:style-name="P4">Départage des adresse :</text:p>
      <text:p text:style-name="P4"/>
      <text:p text:style-name="P5"><text:span text:style-name="T8">zone routeur</text:span> : plage <text:s/>172.16.207.240/28</text:p>
      <text:p text:style-name="P5"/>
      <text:p text:style-name="P5">découpe en 4 sous réseaux : <text:span text:style-name="T3">a) 172.16.207.240/30</text:span> <text:s/><text:span text:style-name="T1">b)172.16.207.244/30</text:span> <text:s/><text:span text:style-name="T5">c)172.16.207.248/30</text:span> <text:span text:style-name="T6">d)172.16.207.252/30</text:span></text:p>
      <text:p text:style-name="P5"/>
      <text:p text:style-name="P5"/>
      <text:p text:style-name="P5"/>
      <text:p text:style-name="P5"/>
      <text:p text:style-name="P5"><text:span text:style-name="T3">zone server </text:span>: <text:s/>172.16.207.224/28</text:p>
      <text:p text:style-name="P5"/>
      <text:p text:style-name="P5"/>
      <text:p text:style-name="P5"><text:span text:style-name="T1">zone personnel</text:span>: <text:s/>172.16.204.0/23</text:p>
      <text:p text:style-name="P5"/>
      <text:p text:style-name="P5"/>
      <text:p text:style-name="P5"><text:span text:style-name="T5">Zone client</text:span>: <text:s/>172 .16.200.0/22 <text:s text:c="2"/>présence du serveur DHCP plage </text:p>
      <text:p text:style-name="P5"><text:tab/><text:tab/><text:tab/><text:tab/><text:tab/><text:tab/><text:tab/>(172.16.201.16<text:span text:style-name="T9">7</text:span>/22 - 172.16.203.25<text:span text:style-name="T9">4</text:span>/22)</text:p>
      <text:p text:style-name="P5"/>
      <text:p text:style-name="P5"/>
      <text:p text:style-name="P5"><text:span text:style-name="T6">Zone non utilisé</text:span>: <text:s/><text:span text:style-name="T4">172.16.192.0/21</text:span></text:p>
      <text:p text:style-name="P6"/>
      <text:p text:style-name="P6"/>
      <text:p text:style-name="P8"><text:soft-page-break/>Configuration du réseau en ligne de codes :</text:p>
      <text:p text:style-name="P10"/>
      <text:p text:style-name="P12"/>
      <text:p text:style-name="P11">lab.conf :</text:p>
      <text:p text:style-name="P11"/>
      <text:p text:style-name="P13">r[0]=net0</text:p>
      <text:p text:style-name="P13">r[1]=net1</text:p>
      <text:p text:style-name="P13">r[2]=net2</text:p>
      <text:p text:style-name="P13">r[bridged]=’’true’’</text:p>
      <text:p text:style-name="P13">r_s[0]=net0</text:p>
      <text:p text:style-name="P13">r_s[1]=net3</text:p>
      <text:p text:style-name="P13">r_p[0]=net1</text:p>
      <text:p text:style-name="P13">r_p[1]=net4</text:p>
      <text:p text:style-name="P13">r_c[0]=net2</text:p>
      <text:p text:style-name="P13">r_c[1]=net5</text:p>
      <text:p text:style-name="P13">sf[0]=net3</text:p>
      <text:p text:style-name="P13">pca[0]=net4</text:p>
      <text:p text:style-name="P13">pcb[0]=net4</text:p>
      <text:p text:style-name="P13">pcc[0]=net5</text:p>
      <text:p text:style-name="P13">pcd[0]=net5</text:p>
      <text:p text:style-name="P13"/>
      <text:p text:style-name="P19"/>
      <text:p text:style-name="P19">R:</text:p>
      <text:p text:style-name="P19"/>
      <text:p text:style-name="P15">ip add add 172.16.207.241/30 dev eth0</text:p>
      <text:p text:style-name="P15">ip link set dev eth0 up</text:p>
      <text:p text:style-name="P15">ip add add 172.16.207.245/30 dev eth1</text:p>
      <text:p text:style-name="P15">ip link set dev eth1 up</text:p>
      <text:p text:style-name="P15">ip add add 172.16.207.249/30 dev eth2</text:p>
      <text:p text:style-name="P15">ip link set dev eth2 up</text:p>
      <text:p text:style-name="P15"/>
      <text:p text:style-name="P15">ip route add default via <text:span text:style-name="T7">VM</text:span></text:p>
      <text:p text:style-name="P15">ip route add 172.16.207.224/28 via 172.16.207.242</text:p>
      <text:p text:style-name="P15">ip route add 172.16.204.0/23 via 172.16.207.246</text:p>
      <text:p text:style-name="P15">ip route add 172.16.200.0/22 via 172.16.207.250</text:p>
      <text:p text:style-name="P15"/>
      <text:p text:style-name="P15"/>
      <text:p text:style-name="P19">R_S:</text:p>
      <text:p text:style-name="P19"/>
      <text:p text:style-name="P15">ip add add 172.16.207.242/30 dev eth0</text:p>
      <text:p text:style-name="P15">ip link set dev eth0 up</text:p>
      <text:p text:style-name="P15">ip add add 172.16.207.254/28 dev eth1</text:p>
      <text:p text:style-name="P15">ip link set dev eth1 ip</text:p>
      <text:p text:style-name="P15">ip route add default via 172.16.207.241</text:p>
      <text:p text:style-name="P15"/>
      <text:p text:style-name="P19">R_P:</text:p>
      <text:p text:style-name="P19"/>
      <text:p text:style-name="P15">ip add add 172.16.207.246/30 dev eth0</text:p>
      <text:p text:style-name="P15">ip link set dev eth0 up</text:p>
      <text:p text:style-name="P15">ip add add 172.16.205.254/23</text:p>
      <text:p text:style-name="P15">ip link set dev eth1 up </text:p>
      <text:p text:style-name="P15">ip route add default via 172.16.207.245</text:p>
      <text:p text:style-name="P20"><text:soft-page-break/>PCA:</text:p>
      <text:p text:style-name="P20"/>
      <text:p text:style-name="P17">ip add add 172.16.204.0/23 dev eth0</text:p>
      <text:p text:style-name="P17">ip link set dev eth0 up</text:p>
      <text:p text:style-name="P17">ip route add default via 172.16.205.254</text:p>
      <text:p text:style-name="P17"/>
      <text:p text:style-name="P20">PCB:</text:p>
      <text:p text:style-name="P20"/>
      <text:p text:style-name="P17">ip add add 172.16.204.2/23 dev eth0</text:p>
      <text:p text:style-name="P17">ip link set dev eth0</text:p>
      <text:p text:style-name="P17">ip route add default via 172.16.205.254</text:p>
      <text:p text:style-name="P17"/>
      <text:p text:style-name="P21">SF:</text:p>
      <text:p text:style-name="P21"/>
      <text:p text:style-name="P18">ip address add 172.16.207.225/28 dev eth0</text:p>
      <text:p text:style-name="P18">ip link set dev eth0 up</text:p>
      <text:p text:style-name="P18">ip route add default via 172.16.207.25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5:54:51.717000000</meta:creation-date>
    <dc:date>2024-05-23T16:19:28.209000000</dc:date>
    <meta:editing-duration>PT3H43M51S</meta:editing-duration>
    <meta:editing-cycles>8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73" meta:word-count="305" meta:character-count="2123" meta:non-whitespace-character-count="1842"/>
  </office:meta>
</office:document-meta>
</file>